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crepancy.getPluralizedActual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crepancy.getActual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crepancy.Discrepancy( int wantedCount , int actual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crepancy.getWant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crepancy.getPluralizedWant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